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ct1" text:anchor-type="char" svg:x="0.4035in" svg:y="4.9866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char" svg:x="0.2591in" svg:y="0.1028in" svg:width="6.2957in" svg:height="3.54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/>
      <text:p text:style-name="Standard"/>
      <text:p text:style-name="Standard"><draw:frame draw:style-name="fr1" draw:name="Object3" text:anchor-type="char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2:30:56.114000000</meta:creation-date>
    <dc:date>2024-09-09T14:24:06.533000000</dc:date>
    <meta:editing-duration>PT21M58S</meta:editing-duration>
    <meta:editing-cycles>5</meta:editing-cycles>
    <meta:generator>Collabora_OfficeDev/24.04.7.1$Windows_X86_64 LibreOffice_project/193c7bbf0f1d42d3b17b27135ffb36dcb3fd4538</meta:generator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328cm" svg:y="0.315cm" chart:style-name="ch2">
          <text:p>Paid leave days</text:p>
        </chart:title>
        <chart:subtitle svg:x="7.161cm" svg:y="1.273cm" chart:style-name="ch3">
          <text:p>Subtitle2</text:p>
        </chart:subtitle>
        <chart:legend chart:legend-position="end" svg:x="14.502cm" svg:y="3.951cm" style:legend-expansion="high" chart:style-name="ch4"/>
        <chart:plot-area chart:style-name="ch5" chart:data-source-has-labels="both" svg:x="0.319cm" svg:y="2.135cm" svg:width="13.864cm" svg:height="6.685cm">
          <chart:coordinate-region svg:x="0.94cm" svg:y="2.334cm" svg:width="13.243cm" svg:height="5.839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</table:table-row>
          </table:table-header-rows>
          <table:table-rows>
            <table:table-row>
              <table:table-cell office:value-type="string">
                <text:p>James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atricia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Collabora_OfficeDev/24.04.7.1$Windows_X86_64 LibreOffice_project/193c7bbf0f1d42d3b17b27135ffb36dcb3fd4538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11cm" xlink:href="." xlink:type="simple" chart:class="chart:area" chart:style-name="ch1">
        <chart:title svg:x="6.668cm" svg:y="0.316cm" chart:style-name="ch2">
          <text:p>Fixed issues</text:p>
        </chart:title>
        <chart:subtitle svg:x="7.157cm" svg:y="1.275cm" chart:style-name="ch3">
          <text:p>Subtitle1</text:p>
        </chart:subtitle>
        <chart:legend chart:legend-position="end" svg:x="15.157cm" svg:y="4.206cm" style:legend-expansion="high" chart:style-name="ch4"/>
        <chart:plot-area chart:style-name="ch5" chart:data-source-has-labels="both" svg:x="0.319cm" svg:y="2.138cm" svg:width="14.519cm" svg:height="6.6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046cm" svg:y="2.15cm" svg:width="13.792cm" svg:height="6.4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2" chart:label-cell-address="local-table.$B$1" chart:class="chart:area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Collabora_OfficeDev/24.04.7.1$Windows_X86_64 LibreOffice_project/193c7bbf0f1d42d3b17b27135ffb36dcb3fd4538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5.323cm" svg:y="0.315cm" chart:style-name="ch2">
          <text:p>Employees from countries</text:p>
        </chart:title>
        <chart:subtitle svg:x="7.161cm" svg:y="1.273cm" chart:style-name="ch3">
          <text:p>Subtitle3</text:p>
        </chart:subtitle>
        <chart:legend chart:legend-position="end" svg:x="15.164cm" svg:y="4.2cm" style:legend-expansion="high" chart:style-name="ch4"/>
        <chart:plot-area chart:style-name="ch5" chart:data-source-has-labels="both" svg:x="0.35cm" svg:y="2.306cm" svg:width="14.464cm" svg:height="6.343cm">
          <chart:coordinate-region svg:x="4.41cm" svg:y="2.306cm" svg:width="6.343cm" svg:height="6.343cm"/>
          <chart:axis chart:dimension="x" chart:name="primary-x" chart:style-name="ch6" chartooo:axis-type="auto">
            <chartooo:date-scale/>
            <chart:categories table:cell-range-address="local-table.$A$2:.$A$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" chart:label-cell-address="local-table.$B$1" chart:class="chart:circle"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Collabora_OfficeDev/24.04.7.1$Windows_X86_64 LibreOffice_project/193c7bbf0f1d42d3b17b27135ffb36dcb3fd4538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